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background-color="#000000" fo:padding="0.097cm" fo:border="0.5pt solid #000000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000000" fo:padding="0.097cm" fo:border="0.5pt solid #000000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000000" fo:padding="0.097cm" fo:border="0.5pt solid #000000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000000" fo:padding="0.097cm" fo:border="0.5pt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cm" fo:text-indent="0cm" style:auto-text-indent="false"/>
      <style:text-properties officeooo:paragraph-rsid="001fe18b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officeooo:paragraph-rsid="0024cc7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officeooo:paragraph-rsid="002c045e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officeooo:paragraph-rsid="002d2fbb"/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officeooo:paragraph-rsid="0034f36e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officeooo:paragraph-rsid="0036cf2d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officeooo:paragraph-rsid="0037aa06"/>
    </style:style>
    <style:style style:name="P8" style:family="paragraph" style:parent-style-name="Text_20_body">
      <style:text-properties officeooo:rsid="001fe18b" officeooo:paragraph-rsid="001fe18b"/>
    </style:style>
    <style:style style:name="P9" style:family="paragraph" style:parent-style-name="Text_20_body">
      <style:text-properties officeooo:rsid="0023801a" officeooo:paragraph-rsid="0023801a"/>
    </style:style>
    <style:style style:name="P10" style:family="paragraph" style:parent-style-name="Text_20_body">
      <style:text-properties officeooo:rsid="0023801a" officeooo:paragraph-rsid="0029a045"/>
    </style:style>
    <style:style style:name="P11" style:family="paragraph" style:parent-style-name="Text_20_body">
      <style:text-properties officeooo:rsid="0033dc60" officeooo:paragraph-rsid="0033dc60"/>
    </style:style>
    <style:style style:name="T1" style:family="text">
      <style:text-properties fo:color="#81d41a" loext:opacity="100%" fo:font-weight="normal" officeooo:rsid="001fe18b" style:font-weight-asian="normal" style:font-weight-complex="normal"/>
    </style:style>
    <style:style style:name="T2" style:family="text">
      <style:text-properties fo:color="#81d41a" loext:opacity="100%" fo:font-weight="normal" officeooo:rsid="00208f77" style:font-weight-asian="normal" style:font-weight-complex="normal"/>
    </style:style>
    <style:style style:name="T3" style:family="text">
      <style:text-properties fo:color="#81d41a" loext:opacity="100%" fo:font-weight="normal" officeooo:rsid="0024cc7e" style:font-weight-asian="normal" style:font-weight-complex="normal"/>
    </style:style>
    <style:style style:name="T4" style:family="text">
      <style:text-properties fo:color="#81d41a" loext:opacity="100%" fo:font-weight="normal" officeooo:rsid="0037aa06" style:font-weight-asian="normal" style:font-weight-complex="normal"/>
    </style:style>
    <style:style style:name="T5" style:family="text">
      <style:text-properties fo:color="#808080" loext:opacity="100%" fo:font-weight="normal" officeooo:rsid="00208f77" style:font-weight-asian="normal" style:font-weight-complex="normal"/>
    </style:style>
    <style:style style:name="T6" style:family="text">
      <style:text-properties fo:color="#808080" loext:opacity="100%" fo:font-weight="normal" officeooo:rsid="00221206" style:font-weight-asian="normal" style:font-weight-complex="normal"/>
    </style:style>
    <style:style style:name="T7" style:family="text">
      <style:text-properties fo:color="#808080" loext:opacity="100%" fo:font-weight="normal" officeooo:rsid="0020be20" style:font-weight-asian="normal" style:font-weight-complex="normal"/>
    </style:style>
    <style:style style:name="T8" style:family="text">
      <style:text-properties fo:color="#999999" loext:opacity="100%" fo:font-weight="normal" style:font-weight-asian="normal" style:font-weight-complex="normal"/>
    </style:style>
    <style:style style:name="T9" style:family="text">
      <style:text-properties fo:color="#999999" loext:opacity="100%" fo:font-weight="normal" officeooo:rsid="0024cc7e" style:font-weight-asian="normal" style:font-weight-complex="normal"/>
    </style:style>
    <style:style style:name="T10" style:family="text">
      <style:text-properties fo:color="#999999" loext:opacity="100%" fo:font-weight="normal" officeooo:rsid="00268d7b" style:font-weight-asian="normal" style:font-weight-complex="normal"/>
    </style:style>
    <style:style style:name="T11" style:family="text">
      <style:text-properties fo:color="#999999" loext:opacity="100%" fo:font-weight="normal" officeooo:rsid="002818ff" style:font-weight-asian="normal" style:font-weight-complex="normal"/>
    </style:style>
    <style:style style:name="T12" style:family="text">
      <style:text-properties fo:color="#999999" loext:opacity="100%" fo:font-weight="normal" officeooo:rsid="002c045e" style:font-weight-asian="normal" style:font-weight-complex="normal"/>
    </style:style>
    <style:style style:name="T13" style:family="text">
      <style:text-properties fo:color="#999999" loext:opacity="100%" fo:font-weight="normal" officeooo:rsid="002d2fbb" style:font-weight-asian="normal" style:font-weight-complex="normal"/>
    </style:style>
    <style:style style:name="T14" style:family="text">
      <style:text-properties fo:color="#999999" loext:opacity="100%" fo:font-weight="normal" officeooo:rsid="0036cf2d" style:font-weight-asian="normal" style:font-weight-complex="normal"/>
    </style:style>
    <style:style style:name="T15" style:family="text">
      <style:text-properties officeooo:rsid="002992f7"/>
    </style:style>
    <style:style style:name="T16" style:family="text">
      <style:text-properties officeooo:rsid="0029a045"/>
    </style:style>
    <style:style style:name="T17" style:family="text">
      <style:text-properties officeooo:rsid="002d2fbb"/>
    </style:style>
    <style:style style:name="T18" style:family="text">
      <style:text-properties officeooo:rsid="0034f36e"/>
    </style:style>
    <style:style style:name="T19" style:family="text">
      <style:text-properties officeooo:rsid="0037aa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nfiguration Vlans</text:p>
      <text:h text:style-name="Heading_20_1" text:outline-level="1">Commutateur</text:h>
      <text:p text:style-name="Text_20_body"/>
      <text:p text:style-name="P8">Création Vlan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S1(config)# <text:span text:style-name="Strong_20_Emphasis">vlan </text:span><text:span text:style-name="Strong_20_Emphasis"><text:span text:style-name="T1">{numéro du vlan} </text:span></text:span></text:p>
            <text:p text:style-name="P1">S1(config-vlan)# <text:span text:style-name="Strong_20_Emphasis">name </text:span><text:span text:style-name="Strong_20_Emphasis"><text:span text:style-name="T2">{nom du vlan} </text:span></text:span><text:span text:style-name="Strong_20_Emphasis"><text:span text:style-name="T5">//</text:span></text:span><text:span text:style-name="Strong_20_Emphasis"><text:span text:style-name="T6">c</text:span></text:span><text:span text:style-name="Strong_20_Emphasis"><text:span text:style-name="T7">onfigurer le nom du vlan</text:span></text:span></text:p>
          </table:table-cell>
        </table:table-row>
      </table:table>
      <text:p text:style-name="P8"/>
      <text:p text:style-name="P9">Attribuer un vlan «<text:span text:style-name="T15">classique»</text:span> sur un/plusieurs port(s)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S1(config)# <text:span text:style-name="Strong_20_Emphasis">interface </text:span><text:span text:style-name="Strong_20_Emphasis"><text:span text:style-name="T3">{port à configurer} </text:span></text:span><text:span text:style-name="Strong_20_Emphasis"><text:span text:style-name="T9">//</text:span></text:span><text:span text:style-name="Strong_20_Emphasis"><text:span text:style-name="T10">entrer dans l’interface du port</text:span></text:span></text:p>
            <text:p text:style-name="P2">S1(config-if)# <text:span text:style-name="Strong_20_Emphasis">switchport mode access </text:span><text:span text:style-name="Strong_20_Emphasis"><text:span text:style-name="T8">//</text:span></text:span><text:span text:style-name="Strong_20_Emphasis"><text:span text:style-name="T10">autori</text:span></text:span><text:span text:style-name="Strong_20_Emphasis"><text:span text:style-name="T11">s</text:span></text:span><text:span text:style-name="Strong_20_Emphasis"><text:span text:style-name="T10">er le port à l’utilisation d’un vlan</text:span></text:span></text:p>
            <text:p text:style-name="P2">S1(config-if)# <text:span text:style-name="Strong_20_Emphasis">switchport access vlan </text:span><text:span text:style-name="Strong_20_Emphasis"><text:span text:style-name="T3">{numéro du vlan} </text:span></text:span><text:span text:style-name="Strong_20_Emphasis"><text:span text:style-name="T9">//</text:span></text:span><text:span text:style-name="Strong_20_Emphasis"><text:span text:style-name="T10">attribuer le vlan au port</text:span></text:span></text:p>
          </table:table-cell>
        </table:table-row>
      </table:table>
      <text:p text:style-name="P9"/>
      <text:p text:style-name="P10">Attribuer un vlan «<text:span text:style-name="T16">voix</text:span><text:span text:style-name="T15">»</text:span> sur un/plusieurs port(s)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">S1(config)# <text:span text:style-name="Strong_20_Emphasis">interface </text:span><text:span text:style-name="Strong_20_Emphasis"><text:span text:style-name="T3">{port à configurer} </text:span></text:span><text:span text:style-name="Strong_20_Emphasis"><text:span text:style-name="T9">//</text:span></text:span><text:span text:style-name="Strong_20_Emphasis"><text:span text:style-name="T10">entrer dans l’interface du port</text:span></text:span></text:p>
            <text:p text:style-name="P4">S3(config-if)# <text:span text:style-name="Strong_20_Emphasis">mls qos trust cos</text:span> <text:span text:style-name="Strong_20_Emphasis"><text:span text:style-name="T8">//</text:span></text:span><text:span text:style-name="Strong_20_Emphasis"><text:span text:style-name="T10">autori</text:span></text:span><text:span text:style-name="Strong_20_Emphasis"><text:span text:style-name="T11">s</text:span></text:span><text:span text:style-name="Strong_20_Emphasis"><text:span text:style-name="T10">er le port à l’utilisation d’un vlan «</text:span></text:span><text:span text:style-name="Strong_20_Emphasis"><text:span text:style-name="T13">voix</text:span></text:span><text:span text:style-name="Strong_20_Emphasis"><text:span text:style-name="T12">»</text:span></text:span></text:p>
            <text:p text:style-name="P4">S3(config-if)# <text:span text:style-name="Strong_20_Emphasis">switchport voice vlan 150</text:span> <text:span text:style-name="Strong_20_Emphasis"><text:span text:style-name="T9">//</text:span></text:span><text:span text:style-name="Strong_20_Emphasis"><text:span text:style-name="T10">attribuer le vlan «</text:span></text:span><text:span text:style-name="Strong_20_Emphasis"><text:span text:style-name="T13">voix»</text:span></text:span><text:span text:style-name="Strong_20_Emphasis"><text:span text:style-name="T10"> au port</text:span></text:span></text:p>
          </table:table-cell>
        </table:table-row>
      </table:table>
      <text:p text:style-name="P10"/>
      <text:p text:style-name="P11">Créer une voix trunk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<text:span text:style-name="Strong_20_Emphasis">S1(config)# interface </text:span><text:span text:style-name="Strong_20_Emphasis"><text:span text:style-name="T3">{port à configurer} </text:span></text:span><text:span text:style-name="Strong_20_Emphasis"><text:span text:style-name="T9">//</text:span></text:span><text:span text:style-name="Strong_20_Emphasis"><text:span text:style-name="T10">entrer dans l’interface du port</text:span></text:span></text:p>
            <text:p text:style-name="P6">S1(config-if)# <text:span text:style-name="Strong_20_Emphasis">switchport mode trunk</text:span> <text:span text:style-name="Strong_20_Emphasis"><text:span text:style-name="T8">//</text:span></text:span><text:span text:style-name="Strong_20_Emphasis"><text:span text:style-name="T14">passer le port en mode trunk</text:span></text:span></text:p>
            <text:p text:style-name="P7">S1(config-if)# <text:span text:style-name="Strong_20_Emphasis">switchport trunk native vlan </text:span><text:span text:style-name="Strong_20_Emphasis"><text:span text:style-name="T3">{numéro du vlan}</text:span></text:span> //<text:span text:style-name="T19">mettre un vlan en natif (impossible de mettre le vlan 1)</text:span></text:p>
            <text:p text:style-name="P7">S1(config-if)# <text:span text:style-name="Strong_20_Emphasis">switchport trunk allowed vlan </text:span><text:span text:style-name="Strong_20_Emphasis"><text:span text:style-name="T3">{numéro du/</text:span></text:span><text:span text:style-name="Strong_20_Emphasis"><text:span text:style-name="T4">des</text:span></text:span><text:span text:style-name="Strong_20_Emphasis"><text:span text:style-name="T3"> vlan</text:span></text:span><text:span text:style-name="Strong_20_Emphasis"><text:span text:style-name="T4">(s)</text:span></text:span><text:span text:style-name="Strong_20_Emphasis"><text:span text:style-name="T3">}</text:span></text:span> 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21:35:46.784000000</meta:creation-date>
    <dc:date>2024-04-14T21:59:05.797000000</dc:date>
    <meta:editing-duration>PT23M10S</meta:editing-duration>
    <meta:editing-cycles>21</meta:editing-cycles>
    <meta:generator>LibreOffice/7.6.2.1$Windows_X86_64 LibreOffice_project/56f7684011345957bbf33a7ee678afaf4d2ba333</meta:generator>
    <meta:document-statistic meta:table-count="4" meta:image-count="0" meta:object-count="0" meta:page-count="1" meta:paragraph-count="18" meta:word-count="152" meta:character-count="1072" meta:non-whitespace-character-count="936"/>
  </office:meta>
</office:document-meta>
</file>